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1dfc3" officeooo:paragraph-rsid="0001dfc3"/>
    </style:style>
    <style:style style:name="T1" style:family="text">
      <style:text-properties fo:color="#fa6400" style:font-name="Monospaced.plain" fo:font-size="12pt" style:font-size-asian="12pt"/>
    </style:style>
    <style:style style:name="T2" style:family="text">
      <style:text-properties fo:color="#941edf" style:font-name="Monospaced.plain" fo:font-size="12pt" style:font-size-asian="12pt"/>
    </style:style>
    <style:style style:name="T3" style:family="text">
      <style:text-properties fo:color="#000000" style:font-name="Monospaced.plain" fo:font-size="12pt" style:font-size-asian="12pt"/>
    </style:style>
    <style:style style:name="T4" style:family="text">
      <style:text-properties fo:color="#00cb00" style:font-name="Monospaced.plain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// <text:s/>Tester class. <text:s/>Do not change anything in this class.</text:span><text:line-break/><text:line-break/><text:span text:style-name="T1">/* <text:s/>Tasks for the data abstraction section:</text:span><text:line-break/><text:span text:style-name="T1"> * <text:s text:c="2"/>- Add code to the 'Transaction' class to implement the Comparable interface</text:span><text:line-break/><text:span text:style-name="T1"> * <text:s text:c="2"/>- Complete the InvoiceItem and Invoice classes</text:span><text:line-break/><text:span text:style-name="T1"> * <text:s text:c="5"/>(See comments in the InvoiceItem.java and Invoice.java)</text:span><text:line-break/><text:span text:style-name="T1"> * <text:s/>See also the Item.java class and expected output in output.txt</text:span><text:line-break/><text:span text:style-name="T1"> * <text:s/>Note your output will vary slightly for the data stamp - hh:mm:ss</text:span><text:line-break/><text:span text:style-name="T1"> */</text:span><text:line-break/><text:span text:style-name="T2">import</text:span><text:span text:style-name="T3"> java.util.*;</text:span><text:line-break/><text:span text:style-name="T2">public</text:span><text:span text:style-name="T3"> </text:span><text:span text:style-name="T2">class</text:span><text:span text:style-name="T3"> Tester</text:span><text:line-break/><text:span text:style-name="T3">{</text:span><text:line-break/><text:span text:style-name="T3"> <text:s text:c="2"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</text:span><text:line-break/><text:span text:style-name="T3"> <text:s text:c="2"/>{</text:span><text:line-break/><text:span text:style-name="T3"> <text:s text:c="5"/>Transaction[] trans = </text:span><text:span text:style-name="T2">new</text:span><text:span text:style-name="T3"> Transaction[4];</text:span><text:line-break/><text:span text:style-name="T3"> <text:s text:c="5"/>PO po;</text:span><text:line-break/><text:span text:style-name="T3"> <text:s text:c="5"/>Invoice iv;</text:span><text:line-break/><text:span text:style-name="T3"> <text:s text:c="5"/></text:span><text:line-break/><text:span text:style-name="T3"> <text:s text:c="5"/>po = </text:span><text:span text:style-name="T2">new</text:span><text:span text:style-name="T3"> PO(101, 502, </text:span><text:span text:style-name="T4">"Pending"</text:span><text:span text:style-name="T3">);</text:span><text:line-break/><text:span text:style-name="T3"> <text:s text:c="5"/>po.addItem(42, </text:span><text:span text:style-name="T4">"Lumia 900"</text:span><text:span text:style-name="T3">, 425.00, 2, 1.50);</text:span><text:line-break/><text:span text:style-name="T3"> <text:s text:c="5"/>trans[3] = po;</text:span><text:line-break/><text:span text:style-name="T3"> <text:s text:c="5"/></text:span><text:line-break/><text:span text:style-name="T3"> <text:s text:c="5"/>po = </text:span><text:span text:style-name="T2">new</text:span><text:span text:style-name="T3"> PO(102, 501, </text:span><text:span text:style-name="T4">"Approved"</text:span><text:span text:style-name="T3">);</text:span><text:line-break/><text:span text:style-name="T3"> <text:s text:c="5"/>po.addItem(24, </text:span><text:span text:style-name="T4">"Lumia 300"</text:span><text:span text:style-name="T3">, 433.00, 2, 2.0);</text:span><text:line-break/><text:span text:style-name="T3"> <text:s text:c="5"/>po.addItem(86, </text:span><text:span text:style-name="T4">"iPhone 4S"</text:span><text:span text:style-name="T3">, 721.50, 1, 1.75);</text:span><text:line-break/><text:span text:style-name="T3"> <text:s text:c="5"/>trans[2] = po;</text:span><text:line-break/><text:span text:style-name="T3"> <text:s text:c="5"/></text:span><text:line-break/><text:span text:style-name="T3"> <text:s text:c="5"/>iv = </text:span><text:span text:style-name="T2">new</text:span><text:span text:style-name="T3"> Invoice(201, 902, </text:span><text:span text:style-name="T2">false</text:span><text:span text:style-name="T3">);</text:span><text:line-break/><text:span text:style-name="T3"> <text:s text:c="5"/>iv.addItem(1255, </text:span><text:span text:style-name="T4">"Samsung Flash"</text:span><text:span text:style-name="T3">, 125.00, 2, 5);</text:span><text:line-break/><text:span text:style-name="T3"> <text:s text:c="5"/>iv.addItem(198, </text:span><text:span text:style-name="T4">"HTC m7"</text:span><text:span text:style-name="T3">, 533.00, 1, 4);</text:span><text:line-break/><text:span text:style-name="T3"> <text:s text:c="5"/>trans[1] = iv;</text:span><text:line-break/><text:span text:style-name="T3"> <text:s text:c="5"/></text:span><text:line-break/><text:span text:style-name="T3"> <text:s text:c="5"/>iv = </text:span><text:span text:style-name="T2">new</text:span><text:span text:style-name="T3"> Invoice(202, 901, </text:span><text:span text:style-name="T2">true</text:span><text:span text:style-name="T3">);</text:span><text:line-break/><text:span text:style-name="T3"> <text:s text:c="5"/>iv.addItem(681, </text:span><text:span text:style-name="T4">"Lumia 822"</text:span><text:span text:style-name="T3">, 470.50, 3, 4);</text:span><text:line-break/><text:span text:style-name="T3"> <text:s text:c="5"/>iv.addItem(199, </text:span><text:span text:style-name="T4">"HTC One"</text:span><text:span text:style-name="T3">, 389.00, 1, 5);</text:span><text:line-break/><text:span text:style-name="T3"> <text:s text:c="5"/>iv.addItem(1255, </text:span><text:span text:style-name="T4">"Samsung Flash"</text:span><text:span text:style-name="T3">, 125.00, 2, 3);</text:span><text:line-break/><text:span text:style-name="T3"> <text:s text:c="5"/>trans[0] = iv;</text:span><text:line-break/><text:span text:style-name="T3"> <text:s text:c="5"/></text:span><text:line-break/><text:span text:style-name="T3"> <text:s text:c="5"/></text:span><text:span text:style-name="T1">// <text:s/>This call to Arrays.sort will require implementation of the</text:span><text:line-break/><text:span text:style-name="T3"> <text:s text:c="5"/></text:span><text:span text:style-name="T1">// <text:s/>Comparable interface in the Transaction class...</text:span><text:line-break/><text:span text:style-name="T3"> <text:s text:c="5"/>Arrays.sort(trans);</text:span><text:line-break/><text:span text:style-name="T3"> <text:s text:c="5"/></text:span><text:line-break/><text:span text:style-name="T3"> <text:s text:c="5"/></text:span><text:span text:style-name="T2">for</text:span><text:span text:style-name="T3"> (Transaction t : trans)</text:span><text:line-break/><text:span text:style-name="T3"> <text:s text:c="5"/>{</text:span><text:line-break/><text:soft-page-break/><text:span text:style-name="T3"> <text:s text:c="8"/></text:span><text:span text:style-name="T1">// <text:s/>Show formatted PO's and invoices...</text:span><text:line-break/><text:span text:style-name="T3"> <text:s text:c="8"/>System.out.println(t);</text:span><text:line-break/><text:span text:style-name="T3"> <text:s text:c="8"/></text:span><text:line-break/><text:span text:style-name="T3"> <text:s text:c="8"/></text:span><text:span text:style-name="T1">// <text:s/>Process inventory...</text:span><text:line-break/><text:span text:style-name="T3"> <text:s text:c="8"/></text:span><text:span text:style-name="T2">for</text:span><text:span text:style-name="T3"> (Item i : t.getItems())</text:span><text:line-break/><text:span text:style-name="T3"> <text:s text:c="8"/>{</text:span><text:line-break/><text:span text:style-name="T3"> <text:s text:c="11"/>System.out.println(</text:span><text:span text:style-name="T4">"\t"</text:span><text:span text:style-name="T3"> + i.changeInventory());</text:span><text:line-break/><text:span text:style-name="T3"> <text:s text:c="8"/>}</text:span><text:line-break/><text:span text:style-name="T3"> <text:s text:c="5"/>}</text:span><text:line-break/><text:span text:style-name="T3"> <text:s/>}</text:span><text:line-break/><text:span text:style-name="T3">}</text:span><text:line-break/></text:p>
      <text:p text:style-name="Standard"><text:span text:style-name="T2">import</text:span><text:span text:style-name="T3"> java.util.*;</text:span><text:line-break/><text:span text:style-name="T1">/* <text:s/>Modify this source code in the space indicated only!</text:span><text:line-break/><text:span text:style-name="T1"> *</text:span><text:line-break/><text:span text:style-name="T1"> * <text:s/>Implement the Comparable interface in this class (see below)...</text:span><text:line-break/><text:span text:style-name="T1"> */</text:span><text:span text:style-name="T3"> <text:s/></text:span><text:line-break/><text:line-break/><text:span text:style-name="T3"> </text:span><text:line-break/><text:span text:style-name="T2">public</text:span><text:span text:style-name="T3"> </text:span><text:span text:style-name="T2">abstract</text:span><text:span text:style-name="T3"> </text:span><text:span text:style-name="T2">class</text:span><text:span text:style-name="T3"> Transaction </text:span><text:span text:style-name="T2">implements</text:span><text:span text:style-name="T3"> Comparable&lt;Transaction&gt; <text:s text:c="10"/></text:span><text:span text:style-name="T1">// &lt;-- <text:s/>Your code goes here</text:span><text:line-break/><text:span text:style-name="T3">{</text:span><text:line-break/><text:span text:style-name="T3"> <text:s text:c="2"/></text:span><text:span text:style-name="T1">// Note the tranID variable is private - do not change</text:span><text:line-break/><text:span text:style-name="T3"> <text:s text:c="2"/></text:span><text:span text:style-name="T2">private</text:span><text:span text:style-name="T3"> <text:s text:c="2"/></text:span><text:span text:style-name="T2">int</text:span><text:span text:style-name="T3"> <text:s/>tranID;</text:span><text:line-break/><text:span text:style-name="T3"> <text:s text:c="2"/></text:span><text:span text:style-name="T2">protected</text:span><text:span text:style-name="T3"> </text:span><text:span text:style-name="T2">int</text:span><text:span text:style-name="T3"> <text:s/>participantID;</text:span><text:line-break/><text:span text:style-name="T3"> <text:s text:c="2"/></text:span><text:span text:style-name="T2">protected</text:span><text:span text:style-name="T3"> Date tranDate;</text:span><text:line-break/><text:span text:style-name="T3"> <text:s text:c="2"/></text:span><text:span text:style-name="T2">protected</text:span><text:span text:style-name="T3"> ArrayList&lt;Item&gt; items;</text:span><text:line-break/><text:span text:style-name="T3"> <text:s text:c="2"/></text:span><text:line-break/><text:span text:style-name="T3"> <text:s text:c="2"/></text:span><text:span text:style-name="T2">public</text:span><text:span text:style-name="T3"> Transaction(</text:span><text:span text:style-name="T2">int</text:span><text:span text:style-name="T3"> tranID, </text:span><text:span text:style-name="T2">int</text:span><text:span text:style-name="T3"> participantID)</text:span><text:line-break/><text:span text:style-name="T3"> <text:s text:c="2"/>{</text:span><text:line-break/><text:span text:style-name="T3"> <text:s text:c="5"/></text:span><text:span text:style-name="T2">this</text:span><text:span text:style-name="T3">.tranID = tranID;</text:span><text:line-break/><text:span text:style-name="T3"> <text:s text:c="5"/></text:span><text:span text:style-name="T2">this</text:span><text:span text:style-name="T3">.participantID = participantID;</text:span><text:line-break/><text:span text:style-name="T3"> <text:s text:c="5"/></text:span><text:span text:style-name="T2">this</text:span><text:span text:style-name="T3">.tranDate = Calendar.getInstance().getTime();</text:span><text:line-break/><text:span text:style-name="T3"> <text:s text:c="5"/>items = </text:span><text:span text:style-name="T2">new</text:span><text:span text:style-name="T3"> ArrayList&lt;Item&gt;();</text:span><text:line-break/><text:span text:style-name="T3"> <text:s text:c="2"/>}</text:span><text:line-break/><text:line-break/><text:span text:style-name="T3"> <text:s text:c="2"/></text:span><text:span text:style-name="T2">protected</text:span><text:span text:style-name="T3"> </text:span><text:span text:style-name="T2">final</text:span><text:span text:style-name="T3"> ArrayList&lt;Item&gt; getItems()</text:span><text:line-break/><text:span text:style-name="T3"> <text:s text:c="2"/>{</text:span><text:line-break/><text:span text:style-name="T3"> <text:s text:c="5"/></text:span><text:span text:style-name="T2">return</text:span><text:span text:style-name="T3"> </text:span><text:span text:style-name="T2">this</text:span><text:span text:style-name="T3">.items;</text:span><text:line-break/><text:span text:style-name="T3"> <text:s text:c="2"/>}</text:span><text:line-break/><text:line-break/><text:span text:style-name="T3"> <text:s text:c="2"/></text:span><text:span text:style-name="T1">/* <text:s/>Implement the Comparable interface here.</text:span><text:line-break/><text:span text:style-name="T1"> <text:s text:c="3"/>* <text:s/>Sort first by participantID and if the participantID's are the</text:span><text:line-break/><text:span text:style-name="T1"> <text:s text:c="3"/>* <text:s/>same, sort by tranID.</text:span><text:line-break/><text:soft-page-break/><text:span text:style-name="T1"> <text:s text:c="3"/>*/</text:span><text:line-break/><text:span text:style-name="T3"> <text:s text:c="3"/></text:span><text:line-break/><text:span text:style-name="T3"> <text:s text:c="3"/></text:span><text:span text:style-name="T1">// <text:s/>Your code goes here...</text:span><text:line-break/><text:span text:style-name="T3"> <text:s text:c="3"/></text:span><text:line-break/><text:span text:style-name="T3"> <text:s text:c="3"/>@Override</text:span><text:line-break/><text:span text:style-name="T3"> <text:s text:c="3"/></text:span><text:span text:style-name="T2">public</text:span><text:span text:style-name="T3"> </text:span><text:span text:style-name="T2">int</text:span><text:span text:style-name="T3"> compareTo(Transaction that)</text:span><text:line-break/><text:span text:style-name="T3"> <text:s text:c="3"/>{</text:span><text:line-break/><text:span text:style-name="T3"> <text:s text:c="5"/></text:span><text:span text:style-name="T2">if</text:span><text:span text:style-name="T3">(</text:span><text:span text:style-name="T2">this</text:span><text:span text:style-name="T3">.participantID &gt; that.participantID)</text:span><text:line-break/><text:span text:style-name="T3"> <text:s text:c="8"/></text:span><text:span text:style-name="T2">return</text:span><text:span text:style-name="T3"> 1;</text:span><text:line-break/><text:span text:style-name="T3"> <text:s text:c="5"/></text:span><text:span text:style-name="T2">else</text:span><text:span text:style-name="T3"> </text:span><text:span text:style-name="T2">if</text:span><text:span text:style-name="T3">(participantID &lt; that.participantID)</text:span><text:line-break/><text:span text:style-name="T3"> <text:s text:c="8"/></text:span><text:span text:style-name="T2">return</text:span><text:span text:style-name="T3"> -1;</text:span><text:line-break/><text:span text:style-name="T3"> <text:s text:c="5"/></text:span><text:span text:style-name="T2">else</text:span><text:span text:style-name="T3"> </text:span><text:span text:style-name="T2">if</text:span><text:span text:style-name="T3">(</text:span><text:span text:style-name="T2">this</text:span><text:span text:style-name="T3">.participantID == that.participantID)</text:span><text:line-break/><text:span text:style-name="T3"> <text:s text:c="8"/>{</text:span><text:line-break/><text:span text:style-name="T3"> <text:s text:c="11"/></text:span><text:span text:style-name="T2">if</text:span><text:span text:style-name="T3">(</text:span><text:span text:style-name="T2">this</text:span><text:span text:style-name="T3">.transID &gt; that.transID)</text:span><text:line-break/><text:span text:style-name="T3"> <text:s text:c="14"/></text:span><text:span text:style-name="T2">return</text:span><text:span text:style-name="T3"> 1;</text:span><text:line-break/><text:span text:style-name="T3"> <text:s text:c="11"/></text:span><text:span text:style-name="T2">else</text:span><text:span text:style-name="T3"> </text:span><text:span text:style-name="T2">if</text:span><text:span text:style-name="T3">(transID &lt; that.transID)</text:span><text:line-break/><text:span text:style-name="T3"> <text:s text:c="14"/></text:span><text:span text:style-name="T2">return</text:span><text:span text:style-name="T3"> -1;</text:span><text:line-break/><text:span text:style-name="T3"> <text:s text:c="8"/>}</text:span><text:line-break/><text:span text:style-name="T3"> <text:s text:c="5"/></text:span><text:span text:style-name="T2">else</text:span><text:line-break/><text:span text:style-name="T3"> <text:s text:c="8"/></text:span><text:span text:style-name="T2">return</text:span><text:span text:style-name="T3"> 0;</text:span><text:line-break/><text:span text:style-name="T3"> <text:s text:c="3"/>}</text:span><text:line-break/><text:span text:style-name="T3"> <text:s text:c="5"/></text:span><text:line-break/><text:span text:style-name="T3"> <text:s text:c="2"/></text:span><text:line-break/><text:span text:style-name="T3"> <text:s text:c="2"/></text:span><text:line-break/><text:span text:style-name="T3"> <text:s text:c="2"/></text:span><text:line-break/><text:span text:style-name="T3"> <text:s text:c="2"/></text:span><text:line-break/><text:span text:style-name="T3"> <text:s text:c="2"/>@Override</text:span><text:line-break/><text:span text:style-name="T3"> <text:s text:c="2"/></text:span><text:span text:style-name="T2">public</text:span><text:span text:style-name="T3"> String toString()</text:span><text:line-break/><text:span text:style-name="T3"> <text:s text:c="2"/>{</text:span><text:line-break/><text:span text:style-name="T3"> <text:s text:c="5"/></text:span><text:span text:style-name="T2">return</text:span><text:span text:style-name="T3"> tranID + </text:span><text:span text:style-name="T4">", Date: "</text:span><text:span text:style-name="T3"> + tranDate;</text:span><text:line-break/><text:span text:style-name="T3"> <text:s text:c="2"/>}</text:span><text:line-break/><text:span text:style-name="T3"> <text:s text:c="2"/></text:span><text:line-break/><text:span text:style-name="T3">}</text:span><text:line-break/></text:p>
      <text:p text:style-name="Standard"><text:span text:style-name="T2">import</text:span><text:span text:style-name="T3"> java.util.*;</text:span><text:line-break/><text:span text:style-name="T1">/* <text:s/>Modify this source code in the space indicated only!</text:span><text:line-break/><text:span text:style-name="T1"> *</text:span><text:line-break/><text:span text:style-name="T1"> * <text:s/>Implement the Comparable interface in this class (see below)...</text:span><text:line-break/><text:span text:style-name="T1"> */</text:span><text:span text:style-name="T3"> <text:s/></text:span><text:line-break/><text:line-break/><text:span text:style-name="T3"> </text:span><text:line-break/><text:span text:style-name="T2">public</text:span><text:span text:style-name="T3"> </text:span><text:span text:style-name="T2">abstract</text:span><text:span text:style-name="T3"> </text:span><text:span text:style-name="T2">class</text:span><text:span text:style-name="T3"> Transaction </text:span><text:span text:style-name="T2">implements</text:span><text:span text:style-name="T3"> Comparable&lt;Transaction&gt; <text:s text:c="10"/></text:span><text:span text:style-name="T1">// &lt;-- <text:s/>Your code goes here</text:span><text:line-break/><text:span text:style-name="T3">{</text:span><text:line-break/><text:soft-page-break/><text:span text:style-name="T3"> <text:s text:c="2"/></text:span><text:span text:style-name="T1">// Note the tranID variable is private - do not change</text:span><text:line-break/><text:span text:style-name="T3"> <text:s text:c="2"/></text:span><text:span text:style-name="T2">private</text:span><text:span text:style-name="T3"> <text:s text:c="2"/></text:span><text:span text:style-name="T2">int</text:span><text:span text:style-name="T3"> <text:s/>tranID;</text:span><text:line-break/><text:span text:style-name="T3"> <text:s text:c="2"/></text:span><text:span text:style-name="T2">protected</text:span><text:span text:style-name="T3"> </text:span><text:span text:style-name="T2">int</text:span><text:span text:style-name="T3"> <text:s/>participantID;</text:span><text:line-break/><text:span text:style-name="T3"> <text:s text:c="2"/></text:span><text:span text:style-name="T2">protected</text:span><text:span text:style-name="T3"> Date tranDate;</text:span><text:line-break/><text:span text:style-name="T3"> <text:s text:c="2"/></text:span><text:span text:style-name="T2">protected</text:span><text:span text:style-name="T3"> ArrayList&lt;Item&gt; items;</text:span><text:line-break/><text:span text:style-name="T3"> <text:s text:c="2"/></text:span><text:line-break/><text:span text:style-name="T3"> <text:s text:c="2"/></text:span><text:span text:style-name="T2">public</text:span><text:span text:style-name="T3"> Transaction(</text:span><text:span text:style-name="T2">int</text:span><text:span text:style-name="T3"> tranID, </text:span><text:span text:style-name="T2">int</text:span><text:span text:style-name="T3"> participantID)</text:span><text:line-break/><text:span text:style-name="T3"> <text:s text:c="2"/>{</text:span><text:line-break/><text:span text:style-name="T3"> <text:s text:c="5"/></text:span><text:span text:style-name="T2">this</text:span><text:span text:style-name="T3">.tranID = tranID;</text:span><text:line-break/><text:span text:style-name="T3"> <text:s text:c="5"/></text:span><text:span text:style-name="T2">this</text:span><text:span text:style-name="T3">.participantID = participantID;</text:span><text:line-break/><text:span text:style-name="T3"> <text:s text:c="5"/></text:span><text:span text:style-name="T2">this</text:span><text:span text:style-name="T3">.tranDate = Calendar.getInstance().getTime();</text:span><text:line-break/><text:span text:style-name="T3"> <text:s text:c="5"/>items = </text:span><text:span text:style-name="T2">new</text:span><text:span text:style-name="T3"> ArrayList&lt;Item&gt;();</text:span><text:line-break/><text:span text:style-name="T3"> <text:s text:c="2"/>}</text:span><text:line-break/><text:line-break/><text:span text:style-name="T3"> <text:s text:c="2"/></text:span><text:span text:style-name="T2">protected</text:span><text:span text:style-name="T3"> </text:span><text:span text:style-name="T2">final</text:span><text:span text:style-name="T3"> ArrayList&lt;Item&gt; getItems()</text:span><text:line-break/><text:span text:style-name="T3"> <text:s text:c="2"/>{</text:span><text:line-break/><text:span text:style-name="T3"> <text:s text:c="5"/></text:span><text:span text:style-name="T2">return</text:span><text:span text:style-name="T3"> </text:span><text:span text:style-name="T2">this</text:span><text:span text:style-name="T3">.items;</text:span><text:line-break/><text:span text:style-name="T3"> <text:s text:c="2"/>}</text:span><text:line-break/><text:line-break/><text:span text:style-name="T3"> <text:s text:c="2"/></text:span><text:span text:style-name="T1">/* <text:s/>Implement the Comparable interface here.</text:span><text:line-break/><text:span text:style-name="T1"> <text:s text:c="3"/>* <text:s/>Sort first by participantID and if the participantID's are the</text:span><text:line-break/><text:span text:style-name="T1"> <text:s text:c="3"/>* <text:s/>same, sort by tranID.</text:span><text:line-break/><text:span text:style-name="T1"> <text:s text:c="3"/>*/</text:span><text:line-break/><text:span text:style-name="T3"> <text:s text:c="3"/></text:span><text:line-break/><text:span text:style-name="T3"> <text:s text:c="3"/></text:span><text:span text:style-name="T1">// <text:s/>Your code goes here...</text:span><text:line-break/><text:span text:style-name="T3"> <text:s text:c="3"/></text:span><text:line-break/><text:span text:style-name="T3"> <text:s text:c="3"/>@Override</text:span><text:line-break/><text:span text:style-name="T3"> <text:s text:c="3"/></text:span><text:span text:style-name="T2">public</text:span><text:span text:style-name="T3"> </text:span><text:span text:style-name="T2">int</text:span><text:span text:style-name="T3"> compareTo(Transaction that)</text:span><text:line-break/><text:span text:style-name="T3"> <text:s text:c="3"/>{</text:span><text:line-break/><text:span text:style-name="T3"> <text:s text:c="5"/></text:span><text:span text:style-name="T2">if</text:span><text:span text:style-name="T3">(</text:span><text:span text:style-name="T2">this</text:span><text:span text:style-name="T3">.participantID &gt; that.participantID)</text:span><text:line-break/><text:span text:style-name="T3"> <text:s text:c="8"/></text:span><text:span text:style-name="T2">return</text:span><text:span text:style-name="T3"> 1;</text:span><text:line-break/><text:span text:style-name="T3"> <text:s text:c="5"/></text:span><text:span text:style-name="T2">else</text:span><text:span text:style-name="T3"> </text:span><text:span text:style-name="T2">if</text:span><text:span text:style-name="T3">(participantID &lt; that.participantID)</text:span><text:line-break/><text:span text:style-name="T3"> <text:s text:c="8"/></text:span><text:span text:style-name="T2">return</text:span><text:span text:style-name="T3"> -1;</text:span><text:line-break/><text:span text:style-name="T3"> <text:s text:c="5"/></text:span><text:span text:style-name="T2">else</text:span><text:span text:style-name="T3"> </text:span><text:span text:style-name="T2">if</text:span><text:span text:style-name="T3">(</text:span><text:span text:style-name="T2">this</text:span><text:span text:style-name="T3">.participantID == that.participantID)</text:span><text:line-break/><text:span text:style-name="T3"> <text:s text:c="8"/>{</text:span><text:line-break/><text:span text:style-name="T3"> <text:s text:c="11"/></text:span><text:span text:style-name="T2">if</text:span><text:span text:style-name="T3">(</text:span><text:span text:style-name="T2">this</text:span><text:span text:style-name="T3">.transID &gt; that.transID)</text:span><text:line-break/><text:span text:style-name="T3"> <text:s text:c="14"/></text:span><text:span text:style-name="T2">return</text:span><text:span text:style-name="T3"> 1;</text:span><text:line-break/><text:span text:style-name="T3"> <text:s text:c="11"/></text:span><text:span text:style-name="T2">else</text:span><text:span text:style-name="T3"> </text:span><text:span text:style-name="T2">if</text:span><text:span text:style-name="T3">(transID &lt; that.transID)</text:span><text:line-break/><text:span text:style-name="T3"> <text:s text:c="14"/></text:span><text:span text:style-name="T2">return</text:span><text:span text:style-name="T3"> -1;</text:span><text:line-break/><text:span text:style-name="T3"> <text:s text:c="8"/>}</text:span><text:line-break/><text:span text:style-name="T3"> <text:s text:c="5"/></text:span><text:span text:style-name="T2">else</text:span><text:line-break/><text:span text:style-name="T3"> <text:s text:c="8"/></text:span><text:span text:style-name="T2">return</text:span><text:span text:style-name="T3"> 0;</text:span><text:line-break/><text:span text:style-name="T3"> <text:s text:c="3"/>}</text:span><text:line-break/><text:span text:style-name="T3"> <text:s text:c="5"/></text:span><text:line-break/><text:soft-page-break/><text:span text:style-name="T3"> <text:s text:c="2"/></text:span><text:line-break/><text:span text:style-name="T3"> <text:s text:c="2"/></text:span><text:line-break/><text:span text:style-name="T3"> <text:s text:c="2"/></text:span><text:line-break/><text:span text:style-name="T3"> <text:s text:c="2"/></text:span><text:line-break/><text:span text:style-name="T3"> <text:s text:c="2"/>@Override</text:span><text:line-break/><text:span text:style-name="T3"> <text:s text:c="2"/></text:span><text:span text:style-name="T2">public</text:span><text:span text:style-name="T3"> String toString()</text:span><text:line-break/><text:span text:style-name="T3"> <text:s text:c="2"/>{</text:span><text:line-break/><text:span text:style-name="T3"> <text:s text:c="5"/></text:span><text:span text:style-name="T2">return</text:span><text:span text:style-name="T3"> tranID + </text:span><text:span text:style-name="T4">", Date: "</text:span><text:span text:style-name="T3"> + tranDate;</text:span><text:line-break/><text:span text:style-name="T3"> <text:s text:c="2"/>}</text:span><text:line-break/><text:span text:style-name="T3"> <text:s text:c="2"/></text:span><text:line-break/><text:span text:style-name="T3">}</text:span><text:line-break/></text:p>
      <text:p text:style-name="Standard"><text:line-break/><text:span text:style-name="T1">// <text:s/>Item class - do not change anything in this class</text:span><text:line-break/><text:span text:style-name="T3"> </text:span><text:line-break/><text:span text:style-name="T2">public</text:span><text:span text:style-name="T3"> </text:span><text:span text:style-name="T2">abstract</text:span><text:span text:style-name="T3"> </text:span><text:span text:style-name="T2">class</text:span><text:span text:style-name="T3"> Item</text:span><text:line-break/><text:span text:style-name="T3">{</text:span><text:line-break/><text:span text:style-name="T3"> <text:s text:c="2"/></text:span><text:span text:style-name="T2">protected</text:span><text:span text:style-name="T3"> </text:span><text:span text:style-name="T2">int</text:span><text:span text:style-name="T3"> itemID;</text:span><text:line-break/><text:span text:style-name="T3"> <text:s text:c="2"/></text:span><text:span text:style-name="T2">protected</text:span><text:span text:style-name="T3"> String description;</text:span><text:line-break/><text:span text:style-name="T3"> <text:s text:c="2"/></text:span><text:span text:style-name="T2">protected</text:span><text:span text:style-name="T3"> </text:span><text:span text:style-name="T2">double</text:span><text:span text:style-name="T3"> unitPrice;</text:span><text:line-break/><text:span text:style-name="T3"> <text:s text:c="2"/></text:span><text:span text:style-name="T2">protected</text:span><text:span text:style-name="T3"> </text:span><text:span text:style-name="T2">int</text:span><text:span text:style-name="T3"> quantity;</text:span><text:line-break/><text:span text:style-name="T3"> <text:s text:c="2"/></text:span><text:line-break/><text:span text:style-name="T3"> <text:s text:c="2"/></text:span><text:span text:style-name="T2">public</text:span><text:span text:style-name="T3"> Item(</text:span><text:span text:style-name="T2">int</text:span><text:span text:style-name="T3"> itemID, String description, </text:span><text:span text:style-name="T2">double</text:span><text:span text:style-name="T3"> unitPrice, </text:span><text:span text:style-name="T2">int</text:span><text:span text:style-name="T3"> quantity)</text:span><text:line-break/><text:span text:style-name="T3"> <text:s text:c="2"/>{</text:span><text:line-break/><text:span text:style-name="T3"> <text:s text:c="5"/></text:span><text:span text:style-name="T2">this</text:span><text:span text:style-name="T3">.itemID = itemID;</text:span><text:line-break/><text:span text:style-name="T3"> <text:s text:c="5"/></text:span><text:span text:style-name="T2">this</text:span><text:span text:style-name="T3">.description = description;</text:span><text:line-break/><text:span text:style-name="T3"> <text:s text:c="5"/></text:span><text:span text:style-name="T2">this</text:span><text:span text:style-name="T3">.unitPrice = unitPrice;</text:span><text:line-break/><text:span text:style-name="T3"> <text:s text:c="4"/></text:span><text:span text:style-name="T2">this</text:span><text:span text:style-name="T3">.quantity = quantity;</text:span><text:line-break/><text:span text:style-name="T3"> <text:s text:c="2"/>}</text:span><text:line-break/><text:line-break/><text:span text:style-name="T3"> <text:s text:c="2"/></text:span><text:span text:style-name="T2">protected</text:span><text:span text:style-name="T3"> </text:span><text:span text:style-name="T2">abstract</text:span><text:span text:style-name="T3"> String changeInventory();</text:span><text:line-break/><text:span text:style-name="T3"> <text:s text:c="2"/></text:span><text:line-break/><text:span text:style-name="T3"> <text:s text:c="2"/>@Override</text:span><text:line-break/><text:span text:style-name="T3"> <text:s text:c="2"/></text:span><text:span text:style-name="T2">public</text:span><text:span text:style-name="T3"> String toString()</text:span><text:line-break/><text:span text:style-name="T3"> <text:s text:c="2"/>{</text:span><text:line-break/><text:span text:style-name="T3"> <text:s text:c="5"/></text:span><text:span text:style-name="T2">return</text:span><text:span text:style-name="T3"> </text:span><text:span text:style-name="T4">"\tItem: "</text:span><text:span text:style-name="T3"> + itemID + </text:span><text:span text:style-name="T4">" - "</text:span><text:span text:style-name="T3"> + description +</text:span><text:line-break/><text:span text:style-name="T3"> <text:s text:c="11"/></text:span><text:span text:style-name="T4">" Quantity: "</text:span><text:span text:style-name="T3"> + quantity + </text:span><text:span text:style-name="T4">", Cost: "</text:span><text:span text:style-name="T3"> + unitPrice * quantity;</text:span><text:line-break/><text:span text:style-name="T3"> <text:s text:c="2"/>}</text:span><text:line-break/><text:line-break/><text:span text:style-name="T3">}</text:span></text:p>
      <text:p text:style-name="Standard"/>
      <text:p text:style-name="Standard"><text:span text:style-name="T3"><text:s text:c="3"/></text:span><text:span text:style-name="T2">import</text:span><text:span text:style-name="T3"> java.util.*;</text:span><text:line-break/><text:line-break/><text:span text:style-name="T3"> <text:s text:c="2"/></text:span><text:span text:style-name="T2">public</text:span><text:span text:style-name="T3"> </text:span><text:span text:style-name="T2">class</text:span><text:span text:style-name="T3"> Invoice </text:span><text:span text:style-name="T2">extends</text:span><text:span text:style-name="T3"> Transaction</text:span><text:line-break/><text:soft-page-break/><text:span text:style-name="T3"> <text:s text:c="2"/>{</text:span><text:line-break/><text:span text:style-name="T3"> <text:s text:c="2"/></text:span><text:span text:style-name="T1">// <text:s/>Add a true/false variable - 'isPaid'...</text:span><text:line-break/><text:span text:style-name="T3"> <text:s text:c="6"/></text:span><text:span text:style-name="T2">protected</text:span><text:span text:style-name="T3"> </text:span><text:span text:style-name="T2">boolean</text:span><text:span text:style-name="T3"> isPaid;</text:span><text:line-break/><text:span text:style-name="T3"> <text:s text:c="7"/></text:span><text:line-break/><text:span text:style-name="T3"> <text:s text:c="2"/></text:span><text:line-break/><text:span text:style-name="T3"> <text:s text:c="2"/></text:span><text:span text:style-name="T1">// <text:s/>Add an Explicit Value Constructor.</text:span><text:line-break/><text:span text:style-name="T3"> <text:s text:c="2"/></text:span><text:span text:style-name="T1">// <text:s text:c="2"/>Parameters: int tranID, int customer, boolean paid</text:span><text:line-break/><text:span text:style-name="T3"> <text:s text:c="2"/></text:span><text:span text:style-name="T1">// <text:s text:c="2"/>Note 'tranID' is private to the Item class</text:span><text:line-break/><text:span text:style-name="T3"> <text:s text:c="6"/></text:span><text:span text:style-name="T2">public</text:span><text:span text:style-name="T3"> Invoice(</text:span><text:span text:style-name="T2">int</text:span><text:span text:style-name="T3"> tranID, </text:span><text:span text:style-name="T2">int</text:span><text:span text:style-name="T3"> customer, </text:span><text:span text:style-name="T2">boolean</text:span><text:span text:style-name="T3"> paid)</text:span><text:line-break/><text:span text:style-name="T3"> <text:s text:c="6"/>{</text:span><text:line-break/><text:span text:style-name="T3"> <text:s text:c="8"/></text:span><text:span text:style-name="T2">super</text:span><text:span text:style-name="T3">.tranID = tranID;</text:span><text:line-break/><text:span text:style-name="T3"> <text:s text:c="8"/></text:span><text:span text:style-name="T2">super</text:span><text:span text:style-name="T3">.participateID = customer;</text:span><text:line-break/><text:span text:style-name="T3"> <text:s text:c="8"/></text:span><text:span text:style-name="T2">this</text:span><text:span text:style-name="T3">.isPaid = paid;</text:span><text:line-break/><text:span text:style-name="T3"> <text:s text:c="6"/></text:span><text:line-break/><text:span text:style-name="T3"> <text:s text:c="6"/>}</text:span><text:line-break/><text:span text:style-name="T3"> </text:span><text:line-break/><text:span text:style-name="T3"> </text:span><text:line-break/><text:span text:style-name="T3"> </text:span><text:line-break/><text:span text:style-name="T3"> </text:span><text:line-break/><text:span text:style-name="T3"> <text:s text:c="2"/></text:span><text:line-break/><text:span text:style-name="T3"> <text:s text:c="2"/></text:span><text:span text:style-name="T1">// <text:s/>Add an 'addItem' method here.</text:span><text:line-break/><text:span text:style-name="T3"> <text:s text:c="2"/></text:span><text:span text:style-name="T1">// <text:s text:c="2"/>The method creates a new InvoiceItem object and adds it to the ArrayList</text:span><text:line-break/><text:span text:style-name="T3"> <text:s text:c="2"/></text:span><text:span text:style-name="T1">// <text:s text:c="3"/>inherited from the Transaction class.</text:span><text:line-break/><text:span text:style-name="T3"> <text:s text:c="2"/></text:span><text:span text:style-name="T1">// <text:s text:c="2"/>Parameters: int itemID, String desc, double price, int qty, int ounces</text:span><text:line-break/><text:line-break/><text:span text:style-name="T3"> <text:s text:c="5"/></text:span><text:span text:style-name="T2">protected</text:span><text:span text:style-name="T3"> ArrayList&lt;List&gt; addItem(InvoiceItem o)</text:span><text:line-break/><text:span text:style-name="T3"> <text:s text:c="5"/>{</text:span><text:line-break/><text:span text:style-name="T3"> <text:s text:c="8"/></text:span><text:span text:style-name="T2">super</text:span><text:span text:style-name="T3">.items.add(o);</text:span><text:line-break/><text:span text:style-name="T3"> <text:s text:c="8"/></text:span><text:span text:style-name="T2">return</text:span><text:span text:style-name="T3"> items;</text:span><text:line-break/><text:span text:style-name="T3"> <text:s text:c="5"/>}</text:span><text:line-break/><text:line-break/><text:line-break/><text:line-break/><text:line-break/><text:line-break/><text:span text:style-name="T3"> <text:s text:c="2"/></text:span><text:span text:style-name="T1">// <text:s/>Override toString here.</text:span><text:line-break/><text:span text:style-name="T3"> <text:s text:c="2"/></text:span><text:span text:style-name="T1">// <text:s text:c="2"/>Return value must include 'tranID' from Transaction, 'isPaid' </text:span><text:line-break/><text:span text:style-name="T3"> <text:s text:c="2"/></text:span><text:span text:style-name="T1">// <text:s text:c="2"/>and listing of InvoiceItems...</text:span><text:line-break/><text:span text:style-name="T3"> <text:s text:c="2"/></text:span><text:span text:style-name="T1">// <text:s text:c="2"/>See example output in output.txt.</text:span><text:line-break/><text:line-break/><text:span text:style-name="T3"> <text:s text:c="5"/>@Override</text:span><text:line-break/><text:span text:style-name="T3"> <text:s text:c="5"/></text:span><text:span text:style-name="T2">public</text:span><text:span text:style-name="T3"> String toString()</text:span><text:line-break/><text:span text:style-name="T3"> <text:s text:c="5"/>{</text:span><text:line-break/><text:span text:style-name="T3"> <text:s text:c="8"/></text:span><text:span text:style-name="T2">return</text:span><text:span text:style-name="T3"> </text:span><text:span text:style-name="T4">"Customer: "</text:span><text:span text:style-name="T3"> + tranID + </text:span><text:span text:style-name="T4">"Paid: "</text:span><text:span text:style-name="T3"> + isPaid;</text:span><text:line-break/><text:soft-page-break/><text:span text:style-name="T3"> <text:s text:c="5"/>}</text:span><text:line-break/><text:line-break/><text:line-break/><text:line-break/><text:line-break/><text:line-break/><text:span text:style-name="T3"> <text:s text:c="2"/>}</text:span><text:line-break/></text:p>
      <text:p text:style-name="Standard"><text:line-break/><text:span text:style-name="T3"> <text:s text:c="2"/></text:span><text:span text:style-name="T2">public</text:span><text:span text:style-name="T3"> </text:span><text:span text:style-name="T2">class</text:span><text:span text:style-name="T3"> InvoiceItem </text:span><text:span text:style-name="T2">extends</text:span><text:span text:style-name="T3"> Item</text:span><text:line-break/><text:span text:style-name="T3"> <text:s text:c="2"/>{</text:span><text:line-break/><text:span text:style-name="T3"> <text:s text:c="3"/></text:span><text:line-break/><text:span text:style-name="T3"> <text:s text:c="2"/></text:span><text:span text:style-name="T1">// <text:s/>Add variable 'ouncesPerUnit' as an int...</text:span><text:line-break/><text:span text:style-name="T3"> <text:s text:c="6"/></text:span><text:span text:style-name="T2">protected</text:span><text:span text:style-name="T3"> </text:span><text:span text:style-name="T2">int</text:span><text:span text:style-name="T3"> ouncesPerUnit;</text:span><text:line-break/><text:line-break/><text:line-break/><text:span text:style-name="T3"> <text:s text:c="2"/></text:span><text:line-break/><text:span text:style-name="T3"> <text:s text:c="2"/></text:span><text:span text:style-name="T1">// <text:s/>Add constructor. <text:s/></text:span><text:line-break/><text:span text:style-name="T3"> <text:s text:c="2"/></text:span><text:span text:style-name="T1">// <text:s text:c="2"/>Parameters are: int itemID, String description, double price, int quantityOrdered, int ouncesPerUnit</text:span><text:line-break/><text:span text:style-name="T3"> <text:s text:c="5"/></text:span><text:span text:style-name="T2">public</text:span><text:span text:style-name="T3"> InvoiceItem(</text:span><text:span text:style-name="T2">int</text:span><text:span text:style-name="T3"> itemID, String description, </text:span><text:span text:style-name="T2">double</text:span><text:span text:style-name="T3"> price, </text:span><text:span text:style-name="T2">int</text:span><text:span text:style-name="T3"> quantityOrdered, </text:span><text:span text:style-name="T2">int</text:span><text:span text:style-name="T3"> ouncesPerUnit)</text:span><text:line-break/><text:span text:style-name="T3"> <text:s text:c="5"/>{</text:span><text:line-break/><text:span text:style-name="T3"> <text:s text:c="8"/></text:span><text:span text:style-name="T2">super</text:span><text:span text:style-name="T3">.itemID = itemID;</text:span><text:line-break/><text:span text:style-name="T3"> <text:s text:c="7"/></text:span><text:span text:style-name="T2">super</text:span><text:span text:style-name="T3">.description = description;</text:span><text:line-break/><text:span text:style-name="T3"> <text:s text:c="8"/></text:span><text:span text:style-name="T2">super</text:span><text:span text:style-name="T3">.price = price;</text:span><text:line-break/><text:span text:style-name="T3"> <text:s text:c="8"/></text:span><text:span text:style-name="T2">super</text:span><text:span text:style-name="T3">.quantityOrdered = quantityOrdered;</text:span><text:line-break/><text:span text:style-name="T3"> <text:s text:c="8"/></text:span><text:span text:style-name="T2">this</text:span><text:span text:style-name="T3">.ouncesPerUnit = ouncesPerUnit;</text:span><text:line-break/><text:span text:style-name="T3"> <text:s text:c="5"/>}</text:span><text:line-break/><text:span text:style-name="T3"> <text:s text:c="3"/></text:span><text:line-break/><text:span text:style-name="T3"> <text:s text:c="2"/></text:span><text:line-break/><text:line-break/><text:line-break/><text:line-break/><text:span text:style-name="T3"> <text:s text:c="2"/></text:span><text:line-break/><text:span text:style-name="T3"> <text:s text:c="2"/></text:span><text:span text:style-name="T1">// <text:s/>Add 'changeInventory' method...</text:span><text:line-break/><text:span text:style-name="T3"> <text:s text:c="2"/></text:span><text:span text:style-name="T1">// <text:s text:c="2"/>The method creates a String that reports the processing that would take place.</text:span><text:line-break/><text:span text:style-name="T3"> <text:s text:c="2"/></text:span><text:span text:style-name="T1">// <text:s text:c="2"/>See example output in output.txt</text:span><text:line-break/><text:line-break/><text:span text:style-name="T3"> <text:s text:c="2"/>@Override </text:span><text:line-break/><text:span text:style-name="T3"> <text:s text:c="2"/></text:span><text:span text:style-name="T2">protected</text:span><text:span text:style-name="T3"> String changeInventory()</text:span><text:line-break/><text:span text:style-name="T3"> <text:s text:c="2"/>{</text:span><text:line-break/><text:soft-page-break/><text:span text:style-name="T3"> <text:s text:c="5"/></text:span><text:span text:style-name="T2">return</text:span><text:span text:style-name="T3"> </text:span><text:span text:style-name="T4">"Inventory has been relieved for"</text:span><text:span text:style-name="T3"> + </text:span><text:span text:style-name="T2">this</text:span><text:span text:style-name="T3">.description + </text:span><text:span text:style-name="T4">" by "</text:span><text:span text:style-name="T3"> + </text:span><text:span text:style-name="T2">this</text:span><text:span text:style-name="T3">.quantityOrdered;</text:span><text:line-break/><text:span text:style-name="T3"> <text:s text:c="2"/>}</text:span><text:line-break/><text:line-break/><text:line-break/><text:span text:style-name="T3"> <text:s text:c="2"/></text:span><text:line-break/><text:span text:style-name="T3"> <text:s text:c="2"/></text:span><text:line-break/><text:span text:style-name="T3"> <text:s text:c="2"/></text:span><text:span text:style-name="T1">// <text:s/>Override 'toString' method here.</text:span><text:line-break/><text:span text:style-name="T3"> <text:s text:c="2"/></text:span><text:span text:style-name="T1">// <text:s text:c="2"/>Return 'toString' from Item class plus the ounces per unit...</text:span><text:line-break/><text:span text:style-name="T3"> <text:s text:c="2"/>@Override</text:span><text:line-break/><text:span text:style-name="T3"> <text:s text:c="2"/></text:span><text:span text:style-name="T2">public</text:span><text:span text:style-name="T3"> String toString()</text:span><text:line-break/><text:span text:style-name="T3"> <text:s text:c="2"/>{</text:span><text:line-break/><text:span text:style-name="T3"> <text:s text:c="5"/></text:span><text:span text:style-name="T2">return</text:span><text:span text:style-name="T3"> </text:span><text:span text:style-name="T2">super</text:span><text:span text:style-name="T3">.toString() + </text:span><text:span text:style-name="T4">"Ounces: "</text:span><text:span text:style-name="T3"> + ouncesPerUnit + </text:span><text:span text:style-name="T4">"\n"</text:span><text:span text:style-name="T3">;</text:span><text:line-break/><text:span text:style-name="T3"> <text:s text:c="2"/>}</text:span><text:line-break/><text:line-break/><text:line-break/><text:line-break/><text:span text:style-name="T3"> <text:s text:c="2"/></text:span><text:line-break/><text:span text:style-name="T3"> <text:s text:c="2"/></text:span><text:line-break/><text:span text:style-name="T3"> <text:s text:c="2"/>}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dfc3" officeooo:paragraph-rsid="0001df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5/16/14</text:p>
        <text:p text:style-name="MP1">Lab 10: Data Abstrac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58:53.960871499</meta:creation-date>
    <dc:date>2014-05-16T09:43:02.190895664</dc:date>
    <meta:editing-duration>P0D</meta:editing-duration>
    <meta:editing-cycles>1</meta:editing-cycles>
    <meta:document-statistic meta:table-count="0" meta:image-count="0" meta:object-count="0" meta:page-count="8" meta:paragraph-count="9" meta:word-count="938" meta:character-count="7947" meta:non-whitespace-character-count="5556"/>
    <meta:generator>LibreOffice/4.1.3.2$Linux_X86_64 LibreOffice_project/410m0$Build-2</meta:generator>
  </office:meta>
</office:document-meta>
</file>